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905" draw:textarea-horizontal-align="justify" draw:textarea-vertical-align="middle" draw:auto-grow-height="false" fo:min-height="1.401cm" fo:min-width="2.548cm"/>
    </style:style>
    <style:style style:name="gr2" style:family="graphic" style:parent-style-name="objectwithoutfill">
      <style:graphic-properties draw:stroke="solid" svg:stroke-width="0.081cm" svg:stroke-color="#bf0041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bf0041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053cm" svg:stroke-color="#bf0041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ffdbb6" draw:textarea-horizontal-align="justify" draw:textarea-vertical-align="middle" draw:auto-grow-height="false" fo:min-height="1.008cm" fo:min-width="1.296cm"/>
    </style:style>
    <style:style style:name="P1" style:family="paragraph">
      <style:paragraph-properties fo:text-align="center"/>
    </style:style>
    <style:style style:name="P2" style:family="paragraph">
      <loext:graphic-properties draw:fill-color="#e6e905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1.651cm" svg:x="8.366cm" svg:y="4.556cm">
          <text:p text:style-name="P1">1000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842cm" svg:y1="2.651cm" svg:x2="8.366cm" svg:y2="5.318cm">
          <text:p/>
        </draw:line>
        <draw:line draw:style-name="gr3" draw:text-style-name="P3" draw:layer="layout" svg:x1="9.89cm" svg:y1="2.651cm" svg:x2="9.89cm" svg:y2="4.556cm">
          <text:p/>
        </draw:line>
        <draw:line draw:style-name="gr3" draw:text-style-name="P3" draw:layer="layout" svg:x1="12.938cm" svg:y1="2.651cm" svg:x2="11.414cm" svg:y2="5.318cm">
          <text:p/>
        </draw:line>
        <draw:custom-shape draw:style-name="gr1" draw:text-style-name="P2" draw:layer="layout" svg:width="3.048cm" svg:height="1.651cm" svg:x="6.334cm" svg:y="10.793cm">
          <text:p text:style-name="P1">100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159cm" svg:y1="15.605cm" svg:x2="4.175cm" svg:y2="18.272cm">
          <text:p/>
        </draw:line>
        <draw:custom-shape draw:style-name="gr5" draw:text-style-name="P4" draw:layer="layout" svg:width="2.54cm" svg:height="1.778cm" svg:x="8.62cm" svg:y="1.113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778cm" svg:x="11.668cm" svg:y="1.113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778cm" svg:x="5.572cm" svg:y="1.11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651cm" svg:x="9.636cm" svg:y="10.793cm">
          <text:p text:style-name="P1">1000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112cm" svg:y1="8.888cm" svg:x2="8.112cm" svg:y2="10.793cm">
          <text:p/>
        </draw:line>
        <draw:line draw:style-name="gr3" draw:text-style-name="P3" draw:layer="layout" svg:x1="11.16cm" svg:y1="8.888cm" svg:x2="11.16cm" svg:y2="10.793cm">
          <text:p/>
        </draw:line>
        <draw:line draw:style-name="gr3" draw:text-style-name="P3" draw:layer="layout" svg:x1="14.208cm" svg:y1="8.888cm" svg:x2="12.684cm" svg:y2="11.555cm">
          <text:p/>
        </draw:line>
        <draw:custom-shape draw:style-name="gr5" draw:text-style-name="P4" draw:layer="layout" svg:width="2.54cm" svg:height="1.778cm" svg:x="9.89cm" svg:y="7.3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778cm" svg:x="12.938cm" svg:y="7.35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778cm" svg:x="6.842cm" svg:y="7.3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651cm" svg:x="4.175cm" svg:y="17.51cm">
          <text:p text:style-name="P1">100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651cm" svg:x="7.477cm" svg:y="17.51cm">
          <text:p text:style-name="P1">1000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53cm" svg:y1="15.605cm" svg:x2="5.953cm" svg:y2="17.51cm">
          <text:p/>
        </draw:line>
        <draw:line draw:style-name="gr3" draw:text-style-name="P3" draw:layer="layout" svg:x1="9.001cm" svg:y1="15.605cm" svg:x2="9.001cm" svg:y2="17.51cm">
          <text:p/>
        </draw:line>
        <draw:line draw:style-name="gr3" draw:text-style-name="P3" draw:layer="layout" svg:x1="12.049cm" svg:y1="15.605cm" svg:x2="10.525cm" svg:y2="18.272cm">
          <text:p/>
        </draw:line>
        <draw:custom-shape draw:style-name="gr5" draw:text-style-name="P4" draw:layer="layout" svg:width="2.54cm" svg:height="1.778cm" svg:x="7.731cm" svg:y="14.074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778cm" svg:x="10.779cm" svg:y="14.074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778cm" svg:x="4.683cm" svg:y="14.07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778cm" svg:x="1.889cm" svg:y="14.07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19:07:18.739745997</meta:creation-date>
    <dc:date>2019-07-11T12:24:34.987591491</dc:date>
    <meta:editing-duration>PT13H21M33S</meta:editing-duration>
    <meta:editing-cycles>5</meta:editing-cycles>
    <meta:generator>LibreOffice/6.2.4.2$MacOSX_X86_64 LibreOffice_project/2412653d852ce75f65fbfa83fb7e7b669a126d64</meta:generator>
    <meta:document-statistic meta:object-count="25"/>
  </office:meta>
</office:document-meta>
</file>